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name-asian="WenQuanYi Micro Hei" style:font-size-asian="14pt" style:font-size-complex="14pt"/>
    </style:style>
    <style:style style:name="P2" style:family="paragraph" style:parent-style-name="Standard">
      <style:text-properties fo:font-size="14pt" officeooo:paragraph-rsid="001a4755" style:font-name-asian="WenQuanYi Micro Hei" style:font-size-asian="14pt" style:font-size-complex="14pt"/>
    </style:style>
    <style:style style:name="P3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4" style:family="paragraph" style:parent-style-name="Standard">
      <style:paragraph-properties fo:background-color="#e6e6ff">
        <style:background-image/>
      </style:paragraph-properties>
      <style:text-properties fo:font-size="14pt" officeooo:paragraph-rsid="001958ca" style:font-name-asian="WenQuanYi Micro Hei" style:font-size-asian="14pt" style:font-size-complex="14pt"/>
    </style:style>
    <style:style style:name="P5" style:family="paragraph" style:parent-style-name="Standard">
      <style:paragraph-properties fo:background-color="#e6e6ff">
        <style:background-image/>
      </style:paragraph-properties>
      <style:text-properties fo:font-size="14pt" officeooo:paragraph-rsid="001a4755" style:font-name-asian="WenQuanYi Micro Hei" style:font-size-asian="14pt" style:font-size-complex="14pt"/>
    </style:style>
    <style:style style:name="T1" style:family="text">
      <style:text-properties officeooo:rsid="000ceec5"/>
    </style:style>
    <style:style style:name="T2" style:family="text">
      <style:text-properties officeooo:rsid="00122d0d"/>
    </style:style>
    <style:style style:name="T3" style:family="text">
      <style:text-properties officeooo:rsid="001958ca"/>
    </style:style>
    <style:style style:name="T4" style:family="text">
      <style:text-properties officeooo:rsid="001a4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九宫格：共有三行三列九个格子，从<text:span text:style-name="T2">1到9共九个数字不重复地填入这九个格子中，条件是每行、每列、两个对角线上三个数字的和相等。</text:span></text:p>
      <text:p text:style-name="P1"><text:span text:style-name="T2">下面用Java实现九宫格：</text:span></text:p>
      <text:p text:style-name="P4"><text:span text:style-name="T3">public class NineTable {</text:span></text:p>
      <text:p text:style-name="P4"><text:span text:style-name="T3"><text:tab/>public static void main(String[] args) {</text:span></text:p>
      <text:p text:style-name="P4"><text:span text:style-name="T3"><text:tab/><text:tab/>int arr[][] = new int[3][3];</text:span></text:p>
      <text:p text:style-name="P4"><text:span text:style-name="T3"><text:tab/><text:tab/>int a = 2;</text:span></text:p>
      <text:p text:style-name="P4"><text:span text:style-name="T3"><text:tab/><text:tab/>int b = 3 / 2;</text:span></text:p>
      <text:p text:style-name="P4"><text:span text:style-name="T3"><text:tab/><text:tab/>for (int i = 1; i &lt;= 9; i++) {</text:span></text:p>
      <text:p text:style-name="P4"><text:span text:style-name="T3"><text:tab/><text:tab/><text:tab/>arr[a++][b++] = i;</text:span></text:p>
      <text:p text:style-name="P4"><text:span text:style-name="T3"><text:tab/><text:tab/><text:tab/>if (0 == i % 3) {</text:span></text:p>
      <text:p text:style-name="P4"><text:span text:style-name="T3"><text:tab/><text:tab/><text:tab/><text:tab/>a = a - 2;</text:span></text:p>
      <text:p text:style-name="P4"><text:span text:style-name="T3"><text:tab/><text:tab/><text:tab/><text:tab/>b = b - 1;</text:span></text:p>
      <text:p text:style-name="P4"><text:span text:style-name="T3"><text:tab/><text:tab/><text:tab/>}</text:span></text:p>
      <text:p text:style-name="P4"><text:span text:style-name="T3"><text:tab/><text:tab/><text:tab/>else {</text:span></text:p>
      <text:p text:style-name="P4"><text:span text:style-name="T3"><text:tab/><text:tab/><text:tab/><text:tab/>a = a % 3;</text:span></text:p>
      <text:p text:style-name="P4"><text:span text:style-name="T3"><text:tab/><text:tab/><text:tab/><text:tab/>b = b % 3;</text:span></text:p>
      <text:p text:style-name="P4"><text:span text:style-name="T3"><text:tab/><text:tab/><text:tab/>}</text:span></text:p>
      <text:p text:style-name="P4"><text:span text:style-name="T3"><text:tab/><text:tab/>}</text:span></text:p>
      <text:p text:style-name="P4"><text:span text:style-name="T3"><text:tab/><text:tab/>System.out.println("output:");</text:span></text:p>
      <text:p text:style-name="P4"><text:span text:style-name="T3"><text:tab/><text:tab/>for (int i = 0; i &lt; 3; i++) {</text:span></text:p>
      <text:p text:style-name="P4"><text:span text:style-name="T3"><text:tab/><text:tab/><text:tab/>for (int j = 0; j &lt; 3; j++) {</text:span></text:p>
      <text:p text:style-name="P4"><text:span text:style-name="T3"><text:tab/><text:tab/><text:tab/><text:tab/>System.out.print(arr[i][j] + " ");</text:span></text:p>
      <text:p text:style-name="P4"><text:span text:style-name="T3"><text:tab/><text:tab/><text:tab/>}</text:span></text:p>
      <text:p text:style-name="P4"><text:span text:style-name="T3"><text:tab/><text:tab/><text:tab/>System.out.print("\n");</text:span></text:p>
      <text:p text:style-name="P4"><text:span text:style-name="T3"><text:tab/><text:tab/>}</text:span></text:p>
      <text:p text:style-name="P4"><text:span text:style-name="T3"><text:tab/>}</text:span></text:p>
      <text:p text:style-name="P4"><text:span text:style-name="T3">}</text:span></text:p>
      <text:p text:style-name="P2"><text:span text:style-name="T4">在Linux上运行：</text:span></text:p>
      <text:p text:style-name="P5"><text:span text:style-name="T4">$javac NineTable.java</text:span></text:p>
      <text:p text:style-name="P5"><text:span text:style-name="T4">$java NineTable</text:span></text:p>
      <text:p text:style-name="P5"><text:span text:style-name="T4">output:</text:span></text:p>
      <text:p text:style-name="P5"><text:span text:style-name="T4">4 9 2 </text:span></text:p>
      <text:p text:style-name="P5"><text:span text:style-name="T4">3 5 7 </text:span></text:p>
      <text:p text:style-name="P5"><text:span text:style-name="T4">8 1 6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7-03T12:04:37</meta:creation-date>
    <meta:generator>LibreOffice/4.0.2.2$Linux_X86_64 LibreOffice_project/400m0$Build-2</meta:generator>
    <dc:date>2015-07-03T12:10:09</dc:date>
    <dc:creator>hanjunjie </dc:creator>
    <meta:editing-duration>PT4M37S</meta:editing-duration>
    <meta:editing-cycles>11</meta:editing-cycles>
    <meta:document-statistic meta:table-count="0" meta:image-count="0" meta:object-count="0" meta:page-count="1" meta:paragraph-count="34" meta:word-count="191" meta:character-count="612" meta:non-whitespace-character-count="438"/>
  </office:meta>
</office:document-meta>
</file>